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Contents_20_1">
      <style:paragraph-properties>
        <style:tab-stops>
          <style:tab-stop style:position="0cm"/>
          <style:tab-stop style:position="3cm"/>
        </style:tab-stops>
      </style:paragraph-properties>
    </style:style>
    <style:style style:name="P61" style:family="paragraph" style:parent-style-name="Contents_20_2">
      <style:paragraph-properties>
        <style:tab-stops>
          <style:tab-stop style:position="0cm"/>
        </style:tab-stops>
      </style:paragraph-properties>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TOC" style:master-page-name="Index">
      <style:paragraph-properties style:page-number="1"/>
    </style:style>
    <style:style style:name="P65" style:family="paragraph" style:parent-style-name="List" style:list-style-name="L11"/>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9">
      <style:paragraph-properties fo:margin-left="2.341cm" fo:margin-right="0cm" fo:text-indent="0cm" style:auto-text-indent="false"/>
    </style:style>
    <style:style style:name="P68" style:family="paragraph" style:parent-style-name="List" style:list-style-name="L11">
      <style:paragraph-properties fo:margin-left="2.341cm" fo:margin-right="0cm" fo:text-indent="0cm" style:auto-text-indent="false"/>
    </style:style>
    <style:style style:name="P6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0" style:family="paragraph" style:parent-style-name="Table_20_Contents" style:list-style-name="L2"/>
    <style:style style:name="P71" style:family="paragraph" style:parent-style-name="Table_20_Contents" style:list-style-name="L2">
      <style:paragraph-properties fo:keep-together="always"/>
    </style:style>
    <style:style style:name="P72" style:family="paragraph" style:parent-style-name="Table_20_Contents" style:list-style-name="L10">
      <style:paragraph-properties fo:keep-together="always"/>
    </style:style>
    <style:style style:name="P73" style:family="paragraph" style:parent-style-name="Table_20_Contents" style:list-style-name="L12">
      <style:paragraph-properties fo:keep-together="always"/>
    </style:style>
    <style:style style:name="P74" style:family="paragraph" style:parent-style-name="Table_20_Contents" style:list-style-name="L3"/>
    <style:style style:name="P75" style:family="paragraph" style:parent-style-name="Table_20_Contents" style:list-style-name="L4"/>
    <style:style style:name="P76" style:family="paragraph" style:parent-style-name="Table_20_Contents" style:list-style-name="L5"/>
    <style:style style:name="P77" style:family="paragraph" style:parent-style-name="Table_20_Contents" style:list-style-name="L6"/>
    <style:style style:name="P78" style:family="paragraph" style:parent-style-name="Table_20_Contents" style:list-style-name="L7"/>
    <style:style style:name="P79" style:family="paragraph" style:parent-style-name="Table_20_Contents" style:list-style-name="L8"/>
    <style:style style:name="P80" style:family="paragraph" style:parent-style-name="Table_20_Contents" style:list-style-name="L10"/>
    <style:style style:name="P81" style:family="paragraph" style:parent-style-name="Table_20_Contents" style:list-style-name="L10">
      <style:paragraph-properties fo:keep-together="always"/>
      <style:text-properties fo:font-size="10pt" style:letter-kerning="false"/>
    </style:style>
    <style:style style:name="P82" style:family="paragraph" style:parent-style-name="Table_20_Contents" style:list-style-name="L10">
      <style:text-properties fo:font-size="10pt" style:letter-kerning="false"/>
    </style:style>
    <style:style style:name="P83" style:family="paragraph" style:parent-style-name="Table_20_Contents" style:list-style-name="L12"/>
    <style:style style:name="P84" style:family="paragraph" style:parent-style-name="Table_20_Contents" style:list-style-name="L10">
      <style:text-properties fo:font-weight="normal" style:font-weight-asian="normal" style:font-weight-complex="normal"/>
    </style:style>
    <style:style style:name="P85" style:family="paragraph" style:parent-style-name="Table_20_Contents">
      <style:paragraph-properties fo:text-align="center" style:justify-single-word="false"/>
      <style:text-properties fo:color="#ffffff"/>
    </style:style>
    <style:style style:name="P86" style:family="paragraph" style:parent-style-name="Table_20_Contents" style:list-style-name="L10">
      <style:paragraph-properties fo:margin-left="0.415cm" fo:margin-right="0.011cm" fo:text-indent="0cm" style:auto-text-indent="false"/>
    </style:style>
    <style:style style:name="P87" style:family="paragraph" style:parent-style-name="Table_20_Contents" style:list-style-name="L10">
      <style:paragraph-properties fo:margin-left="0.415cm" fo:margin-right="0.011cm" fo:text-indent="0cm" style:auto-text-indent="false">
        <style:tab-stops/>
      </style:paragraph-properties>
    </style:style>
    <style:style style:name="P88" style:family="paragraph" style:parent-style-name="Heading_20_2" style:list-style-name="">
      <style:paragraph-properties fo:keep-together="always"/>
    </style:style>
    <style:style style:name="P89" style:family="paragraph" style:parent-style-name="Heading_20_2">
      <style:paragraph-properties fo:break-before="page"/>
    </style:style>
    <style:style style:name="P90"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fo:font-weight="normal" fo:background-color="transparent" style:font-size-asian="10pt" style:font-weight-asian="normal" style:font-size-complex="10pt" style:font-weight-complex="normal"/>
    </style:style>
    <style:style style:name="T20" style:family="text">
      <style:text-properties style:font-name="Optima1" fo:font-size="10pt" fo:font-style="italic" style:font-size-asian="10pt" style:font-style-asian="italic" style:font-size-complex="10pt" style:font-style-complex="italic"/>
    </style:style>
    <style:style style:name="T21" style:family="text">
      <style:text-properties style:font-name="Optima1" fo:font-size="10pt" fo:font-style="normal" style:font-size-asian="10pt" style:font-style-asian="normal" style:font-size-complex="10pt" style:font-style-complex="normal"/>
    </style:style>
    <style:style style:name="T22" style:family="text">
      <style:text-properties style:font-name="Optima2" fo:font-size="10pt" style:font-size-asian="10pt" style:font-size-complex="10pt"/>
    </style:style>
    <style:style style:name="T23" style:family="text">
      <style:text-properties style:letter-kerning="false"/>
    </style:style>
    <style:style style:name="T24" style:family="text">
      <style:text-properties style:text-position="super 58%"/>
    </style:style>
    <style:style style:name="T25" style:family="text">
      <style:text-properties fo:font-weight="bold" style:font-weight-asian="bold" style:font-weight-complex="bold"/>
    </style:style>
    <style:style style:name="T26" style:family="text">
      <style:text-properties style:font-name="Monaco1"/>
    </style:style>
    <style:style style:name="T27"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6</text:p>
      <text:p text:style-name="P51">Installation and Configuration Guide</text:p>
      <text:p text:style-name="P8"/>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6 – June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6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0">Chapter 1<text:tab/><text:a xlink:type="simple" xlink:href="#__RefHeading__18865_1508206336">About this Guide <text:s text:c="2"/><text:tab/>3</text:a></text:p>
          <text:p text:style-name="P60">Chapter 2<text:tab/><text:a xlink:type="simple" xlink:href="#__RefHeading__18867_1508206336">Introduction <text:s text:c="2"/><text:tab/>4</text:a></text:p>
          <text:p text:style-name="P61"><text:a xlink:type="simple" xlink:href="#__RefHeading__19192_1508206336" text:style-name="Internet_20_link" text:visited-style-name="Internet_20_link">Architecture <text:s text:c="2"/><text:tab/>5</text:a></text:p>
          <text:p text:style-name="P60">Chapter 3<text:tab/><text:a xlink:type="simple" xlink:href="#__RefHeading__18869_1508206336">System Requirements <text:s text:c="2"/><text:tab/>6</text:a></text:p>
          <text:p text:style-name="P61"><text:a xlink:type="simple" xlink:href="#__RefHeading__19194_1508206336" text:style-name="Internet_20_link" text:visited-style-name="Internet_20_link">Assumptions <text:s text:c="2"/><text:tab/>6</text:a></text:p>
          <text:p text:style-name="P61"><text:a xlink:type="simple" xlink:href="#__RefHeading__19196_1508206336" text:style-name="Internet_20_link" text:visited-style-name="Internet_20_link">Minimum Hardware Requirements <text:s text:c="2"/><text:tab/>7</text:a></text:p>
          <text:p text:style-name="P61"><text:a xlink:type="simple" xlink:href="#__RefHeading__19198_1508206336" text:style-name="Internet_20_link" text:visited-style-name="Internet_20_link">Operating System Requirements <text:s text:c="2"/><text:tab/>8</text:a></text:p>
          <text:p text:style-name="P60">Chapter 4<text:tab/><text:a xlink:type="simple" xlink:href="#__RefHeading__18871_1508206336">Installation <text:s text:c="2"/><text:tab/>9</text:a></text:p>
          <text:p text:style-name="P61"><text:a xlink:type="simple" xlink:href="#__RefHeading__19200_1508206336" text:style-name="Internet_20_link" text:visited-style-name="Internet_20_link">Software Downloads <text:s text:c="2"/><text:tab/>9</text:a></text:p>
          <text:p text:style-name="P61"><text:a xlink:type="simple" xlink:href="#__RefHeading__19202_1508206336" text:style-name="Internet_20_link" text:visited-style-name="Internet_20_link">Software Installation <text:s text:c="2"/><text:tab/>9</text:a></text:p>
          <text:p text:style-name="P60">Chapter 5<text:tab/><text:a xlink:type="simple" xlink:href="#__RefHeading__18873_1508206336">Configuration <text:s text:c="2"/><text:tab/>10</text:a></text:p>
          <text:p text:style-name="P61"><text:a xlink:type="simple" xlink:href="#__RefHeading__19204_1508206336" text:style-name="Internet_20_link" text:visited-style-name="Internet_20_link">GNUstep Environment Overview <text:s text:c="2"/><text:tab/>10</text:a></text:p>
          <text:p text:style-name="P61"><text:a xlink:type="simple" xlink:href="#__RefHeading__19206_1508206336" text:style-name="Internet_20_link" text:visited-style-name="Internet_20_link">Preferences Hierarchy <text:s text:c="2"/><text:tab/>11</text:a></text:p>
          <text:p text:style-name="P61"><text:a xlink:type="simple" xlink:href="#__RefHeading__19208_1508206336" text:style-name="Internet_20_link" text:visited-style-name="Internet_20_link">General Preferences <text:s text:c="2"/><text:tab/>12</text:a></text:p>
          <text:p text:style-name="P61"><text:a xlink:type="simple" xlink:href="#__RefHeading__19210_1508206336" text:style-name="Internet_20_link" text:visited-style-name="Internet_20_link">Authentication using LDAP <text:s text:c="2"/><text:tab/>18</text:a></text:p>
          <text:p text:style-name="P61"><text:a xlink:type="simple" xlink:href="#__RefHeading__19212_1508206336" text:style-name="Internet_20_link" text:visited-style-name="Internet_20_link">LDAP Attributes Indexing <text:s text:c="2"/><text:tab/>24</text:a></text:p>
          <text:p text:style-name="P61"><text:a xlink:type="simple" xlink:href="#__RefHeading__19214_1508206336" text:style-name="Internet_20_link" text:visited-style-name="Internet_20_link">LDAP Attributes Mapping <text:s text:c="2"/><text:tab/>24</text:a></text:p>
          <text:p text:style-name="P61"><text:a xlink:type="simple" xlink:href="#__RefHeading__19216_1508206336" text:style-name="Internet_20_link" text:visited-style-name="Internet_20_link">Authenticating using C.A.S. <text:s text:c="2"/><text:tab/>25</text:a></text:p>
          <text:p text:style-name="P61"><text:a xlink:type="simple" xlink:href="#__RefHeading__19218_1508206336" text:style-name="Internet_20_link" text:visited-style-name="Internet_20_link">Authenticating using SAML2 <text:s text:c="2"/><text:tab/>27</text:a></text:p>
          <text:p text:style-name="P61"><text:a xlink:type="simple" xlink:href="#__RefHeading__19220_1508206336" text:style-name="Internet_20_link" text:visited-style-name="Internet_20_link">Database Configuration <text:s text:c="2"/><text:tab/>27</text:a></text:p>
          <text:p text:style-name="P61"><text:a xlink:type="simple" xlink:href="#__RefHeading__19222_1508206336" text:style-name="Internet_20_link" text:visited-style-name="Internet_20_link">Authentication using SQL <text:s text:c="2"/><text:tab/>29</text:a></text:p>
          <text:p text:style-name="P61"><text:a xlink:type="simple" xlink:href="#__RefHeading__19224_1508206336" text:style-name="Internet_20_link" text:visited-style-name="Internet_20_link">SMTP Server Configuration <text:s text:c="2"/><text:tab/>31</text:a></text:p>
          <text:p text:style-name="P61"><text:a xlink:type="simple" xlink:href="#__RefHeading__19226_1508206336" text:style-name="Internet_20_link" text:visited-style-name="Internet_20_link">IMAP Server Configuration <text:s text:c="2"/><text:tab/>32</text:a></text:p>
          <text:p text:style-name="P61"><text:a xlink:type="simple" xlink:href="#__RefHeading__19228_1508206336" text:style-name="Internet_20_link" text:visited-style-name="Internet_20_link">Web Interface Configuration <text:s text:c="2"/><text:tab/>34</text:a></text:p>
          <text:p text:style-name="P61"><text:a xlink:type="simple" xlink:href="#__RefHeading__19230_1508206336" text:style-name="Internet_20_link" text:visited-style-name="Internet_20_link">SOGo Configuration Summary <text:s text:c="2"/><text:tab/>38</text:a></text:p>
          <text:p text:style-name="P61"><text:a xlink:type="simple" xlink:href="#__RefHeading__19232_1508206336" text:style-name="Internet_20_link" text:visited-style-name="Internet_20_link">Multi-domains Configuration <text:s text:c="2"/><text:tab/>39</text:a></text:p>
          <text:p text:style-name="P61"><text:a xlink:type="simple" xlink:href="#__RefHeading__19234_1508206336" text:style-name="Internet_20_link" text:visited-style-name="Internet_20_link">Apache Configuration <text:s text:c="2"/><text:tab/>42</text:a></text:p>
          <text:p text:style-name="P61"><text:soft-page-break/><text:a xlink:type="simple" xlink:href="#__RefHeading__19236_1508206336" text:style-name="Internet_20_link" text:visited-style-name="Internet_20_link">Starting Services <text:s text:c="2"/><text:tab/>42</text:a></text:p>
          <text:p text:style-name="P61"><text:a xlink:type="simple" xlink:href="#__RefHeading__19238_1508206336" text:style-name="Internet_20_link" text:visited-style-name="Internet_20_link">Cronjob — EMail reminders <text:s text:c="2"/><text:tab/>43</text:a></text:p>
          <text:p text:style-name="P61"><text:a xlink:type="simple" xlink:href="#__RefHeading__19240_1508206336" text:style-name="Internet_20_link" text:visited-style-name="Internet_20_link">Cronjob — Vacation messages expiration <text:s text:c="2"/><text:tab/>43</text:a></text:p>
          <text:p text:style-name="P60">Chapter 6<text:tab/><text:a xlink:type="simple" xlink:href="#__RefHeading__18875_1508206336">Managing User Accounts <text:s text:c="2"/><text:tab/>44</text:a></text:p>
          <text:p text:style-name="P61"><text:a xlink:type="simple" xlink:href="#__RefHeading__19242_1508206336" text:style-name="Internet_20_link" text:visited-style-name="Internet_20_link">Creating the SOGo Administrative Account <text:s text:c="2"/><text:tab/>44</text:a></text:p>
          <text:p text:style-name="P61"><text:a xlink:type="simple" xlink:href="#__RefHeading__19244_1508206336" text:style-name="Internet_20_link" text:visited-style-name="Internet_20_link">Creating a User Account <text:s text:c="2"/><text:tab/>45</text:a></text:p>
          <text:p text:style-name="P60">Chapter 7<text:tab/><text:a xlink:type="simple" xlink:href="#__RefHeading__18877_1508206336">Funambol <text:s text:c="2"/><text:tab/>46</text:a></text:p>
          <text:p text:style-name="P60">Chapter 8<text:tab/><text:a xlink:type="simple" xlink:href="#__RefHeading__18879_1508206336">Using SOGo <text:s text:c="2"/><text:tab/>49</text:a></text:p>
          <text:p text:style-name="P61"><text:a xlink:type="simple" xlink:href="#__RefHeading__19246_1508206336" text:style-name="Internet_20_link" text:visited-style-name="Internet_20_link">SOGo Web Interface <text:s text:c="2"/><text:tab/>49</text:a></text:p>
          <text:p text:style-name="P61"><text:a xlink:type="simple" xlink:href="#__RefHeading__19248_1508206336" text:style-name="Internet_20_link" text:visited-style-name="Internet_20_link">Mozilla Thunderbird and Lightning <text:s text:c="2"/><text:tab/>49</text:a></text:p>
          <text:p text:style-name="P61"><text:a xlink:type="simple" xlink:href="#__RefHeading__19250_1508206336" text:style-name="Internet_20_link" text:visited-style-name="Internet_20_link">Apple iCal <text:s text:c="2"/><text:tab/>50</text:a></text:p>
          <text:p text:style-name="P61"><text:a xlink:type="simple" xlink:href="#__RefHeading__19252_1508206336" text:style-name="Internet_20_link" text:visited-style-name="Internet_20_link">Apple AddressBook <text:s text:c="2"/><text:tab/>50</text:a></text:p>
          <text:p text:style-name="P61"><text:a xlink:type="simple" xlink:href="#__RefHeading__19254_1508206336" text:style-name="Internet_20_link" text:visited-style-name="Internet_20_link">Funambol / Mobile Devices <text:s text:c="2"/><text:tab/>52</text:a></text:p>
          <text:p text:style-name="P60">Chapter 9<text:tab/><text:a xlink:type="simple" xlink:href="#__RefHeading__18881_1508206336">Upgrading <text:s text:c="2"/><text:tab/>53</text:a></text:p>
          <text:p text:style-name="P60">Chapter 10<text:tab/><text:a xlink:type="simple" xlink:href="#__RefHeading__18883_1508206336">Additional Information <text:s text:c="2"/><text:tab/>55</text:a></text:p>
          <text:p text:style-name="P60">Chapter 11<text:tab/><text:a xlink:type="simple" xlink:href="#__RefHeading__18885_1508206336">Commercial Support and Contact Information <text:s text:c="2"/><text:tab/>56</text:a></text:p>
        </text:index-body>
      </text:table-of-content>
      <text:p text:style-name="Standard"/>
      <text:h text:style-name="P6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6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9"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6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6108917214107142060" text:style-name="L1">
        <text:list-header>
          <text:p text:style-name="P66">❏<text:tab/>Database server (MySQL, PostgreSQL or Oracle)</text:p>
          <text:p text:style-name="P69">❏<text:tab/>LDAP server (OpenLDAP, Novell eDirectory, Microsoft Active Directory and others) </text:p>
          <text:p text:style-name="P66">❏<text:tab/>SMTP server (Postfix, Sendmail and others)</text:p>
          <text:p text:style-name="P6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9"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713007225556658113" text:style-name="L2">
              <text:list-item>
                <text:p text:style-name="P71"><text:s/>Intel, AMD, or PowerPC CPU 1 GHz</text:p>
              </text:list-item>
            </text:list>
            <text:list xml:id="list102433430" text:style-name="L2">
              <text:list-item>
                <text:p text:style-name="P70"><text:s/>512 MB of RAM (without Funambol, 1 GB RAM otherwise)</text:p>
              </text:list-item>
              <text:list-item>
                <text:p text:style-name="P70"><text:s/>1 GB of disk space</text:p>
              </text:list-item>
            </text:list>
            <text:p text:style-name="Table_20_Contents"/>
            <text:p text:style-name="Table_20_Contents">Production</text:p>
            <text:list xml:id="list8900908665968559247" text:style-name="L3">
              <text:list-item>
                <text:p text:style-name="P74"><text:s/>Intel, AMD or PowerPC CPU 3 GHz</text:p>
              </text:list-item>
            </text:list>
            <text:list xml:id="list479412229" text:style-name="L3">
              <text:list-item>
                <text:p text:style-name="P74"><text:s/>2048 MB of RAM</text:p>
              </text:list-item>
            </text:list>
            <text:list xml:id="list1613892386" text:style-name="L3">
              <text:list-item>
                <text:p text:style-name="P7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2149157393897461248" text:style-name="L4">
              <text:list-item>
                <text:p text:style-name="P75"><text:s/>Intel, AMD, or PowerPC CPU 1.5 GHz</text:p>
              </text:list-item>
            </text:list>
            <text:list xml:id="list176431456" text:style-name="L4">
              <text:list-item>
                <text:p text:style-name="P75"><text:s/>1024x768 monitor resolution</text:p>
              </text:list-item>
            </text:list>
            <text:list xml:id="list1084879091" text:style-name="L4">
              <text:list-item>
                <text:p text:style-name="P75"><text:s/>512 MB of RAM</text:p>
              </text:list-item>
              <text:list-item>
                <text:p text:style-name="P75"><text:s/>128 Kbps or higher network connection</text:p>
              </text:list-item>
            </text:list>
            <text:p text:style-name="Table_20_Contents"/>
            <text:p text:style-name="Table_20_Contents">Microsoft Windows</text:p>
            <text:list xml:id="list4237433504801356385" text:style-name="L5">
              <text:list-item>
                <text:p text:style-name="P76"><text:s/>Microsoft Windows XP SP2 or Vista</text:p>
              </text:list-item>
            </text:list>
            <text:p text:style-name="Table_20_Contents"/>
            <text:p text:style-name="Table_20_Contents">Apple Mac OS X</text:p>
            <text:list xml:id="list5235862011104110388" text:style-name="L6">
              <text:list-item>
                <text:p text:style-name="P77"><text:s/>Apple Mac OS X 10.2 or later</text:p>
              </text:list-item>
            </text:list>
            <text:p text:style-name="Table_20_Contents"/>
            <text:p text:style-name="Table_20_Contents">Linux</text:p>
            <text:list xml:id="list7229998738726815878" text:style-name="L7">
              <text:list-item>
                <text:p text:style-name="P7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9017917468391677557" text:style-name="L8">
              <text:list-item>
                <text:p text:style-name="P79"><text:s/>Palm OS based devices with Synthesis SyncML Client</text:p>
              </text:list-item>
              <text:list-item>
                <text:p text:style-name="P79"><text:s/>Research In Motion (RIM) BlackBerry devices with Funambol client</text:p>
              </text:list-item>
              <text:list-item>
                <text:p text:style-name="P79"><text:s/>Microsoft Windows Mobile PocketPC or SmartPhone with the Funambol client</text:p>
              </text:list-item>
            </text:list>
            <text:p text:style-name="Table_20_Contents"/>
            <text:list xml:id="list2131339343" text:continue-numbering="true" text:style-name="L8">
              <text:list-header>
                <text:p text:style-name="P79">Apple iPhone / iPod / iPad using Apple iOS 3.0 or later</text:p>
              </text:list-header>
            </text:list>
          </table:table-cell>
        </table:table-row>
      </table:table>
      <text:p text:style-name="Standard"/>
      <text:h text:style-name="P89"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8716918784444216508" text:style-name="L9">
        <text:list-header>
          <text:p text:style-name="P67">❏<text:tab/>Red Hat Enterprise Linux (RHEL) Server 5 and 6</text:p>
          <text:p text:style-name="P67">❏<text:tab/>Community ENTerprise Operating System (CentOS) 5 and 6</text:p>
          <text:p text:style-name="P67">❏<text:tab/>Debian GNU/Linux 5.0 (Lenny) to 7.0 (Wheezy)</text:p>
          <text:p text:style-name="P67">❏<text:tab/>Ubuntu 8.10 (Intrepid) to 12.04 (Precise)</text:p>
          <text:p text:style-name="P67"/>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9"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9"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444018746590375997" text:style-name="L10">
              <text:list-header>
                <text:p text:style-name="P80">• YES – to send notifications</text:p>
                <text:p text:style-name="P80">• NO – to not send notifications</text:p>
                <text:p text:style-name="P80">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text:soft-page-break/>category must begin with one of those values:</text:p>
            <text:list xml:id="list735838607" text:continue-numbering="true" text:style-name="L10">
              <text:list-header>
                <text:p text:style-name="P80">• Public</text:p>
                <text:p text:style-name="P80">• Confidential</text:p>
                <text:p text:style-name="P80">• Private</text:p>
                <text:p text:style-name="P80">And each string must end with one of those values:</text:p>
                <text:p text:style-name="P80">• Viewer</text:p>
                <text:p text:style-name="P80">• DAndTViewer</text:p>
                <text:p text:style-name="P80">• Modifier</text:p>
                <text:p text:style-name="P80">• Responder</text:p>
                <text:p text:style-name="P80">The array can also contain one or many of the following strings:</text:p>
                <text:p text:style-name="P72">• Ob<text:span text:style-name="T17">jectCreator</text:span></text:p>
                <text:p text:style-name="P72"><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371361189" text:continue-numbering="true" text:style-name="L10">
              <text:list-header>
                <text:p text:style-name="P72">• Obje<text:span text:style-name="T17">ctViewer</text:span></text:p>
                <text:p text:style-name="P81">• ObjectEditor</text:p>
                <text:p text:style-name="P81">• ObjectCreator</text:p>
                <text:p text:style-name="P72"><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015736685" text:continue-numbering="true" text:style-name="L10">
              <text:list-header>
                <text:p text:style-name="P72">• Braz<text:span text:style-name="T17">ilianPortuguese</text:span></text:p>
                <text:p text:style-name="P81">• Czech</text:p>
                <text:p text:style-name="P81">• Dutch</text:p>
                <text:p text:style-name="P82">• English</text:p>
                <text:p text:style-name="P82">• French</text:p>
                <text:p text:style-name="P82">• German</text:p>
                <text:p text:style-name="P82"><text:soft-page-break/>• Hungarian</text:p>
              </text:list-header>
            </text:list>
            <text:list xml:id="list638348276" text:style-name="L10">
              <text:list-header>
                <text:p text:style-name="P81">• Italian</text:p>
                <text:p text:style-name="P81">• Russian</text:p>
                <text:p text:style-name="P81">• Spanish</text:p>
                <text:p text:style-name="P81">• Swedish</text:p>
                <text:p text:style-name="P72"><text:span text:style-name="T17">•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481687558" text:continue-list="list1015736685" text:style-name="L10">
              <text:list-header>
                <text:p text:style-name="P80">• YES – to send notifications</text:p>
                <text:p text:style-name="P8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199654529" text:continue-numbering="true" text:style-name="L10">
              <text:list-header>
                <text:p text:style-name="P80">• YES – to send notifications</text:p>
                <text:p text:style-name="P8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359923633" text:continue-numbering="true" text:style-name="L10">
              <text:list-header>
                <text:p text:style-name="P80">• YES – to allow them</text:p>
                <text:p text:style-name="P80">•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2058261223" text:continue-numbering="true" text:style-name="L10">
              <text:list-header>
                <text:p text:style-name="P80">• YES – to allow them</text:p>
                <text:p text:style-name="P80">•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text:soft-page-break/>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4">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text:soft-page-break/></text:p>
      <text:h text:style-name="P90"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7">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ext:soft-page-break/>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0">inequality operator</text:span></text:p>
            <text:p text:style-name="P56">= <text:s/><text:span text:style-name="T20">equality operator</text:span></text:p>
            <text:p text:style-name="P48">Multiple qualifiers can be joined by using OR and AND, they can also be grouped together by using parenthesis. Attribute values should be quoted to avoid unexpected behaviour.</text:p>
            <text:p text:style-name="P46"><text:span text:style-name="T21">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text:soft-page-break/>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2664275417977357874" text:style-name="L11">
        <text:list-header>
          <text:p text:style-name="P68">❏<text:tab/>givenName</text:p>
          <text:p text:style-name="P68">❏<text:tab/>cn</text:p>
          <text:p text:style-name="P68">❏<text:tab/>mail</text:p>
          <text:p text:style-name="P68">❏<text:tab/>sn</text:p>
          <text:p text:style-name="P65"/>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5">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ext:span text:style-name="T25">the</text:span> <text:span text:style-name="T25">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5">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8">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text:soft-page-break/>Currently, SOGo will ask for a CAS ticket using the same CAS service name for both IMAP and Sieve. <text:span text:style-name="T25">When CASifying sieve, this means that the </text:span><text:span text:style-name="T11">-s </text:span><text:span text:style-name="T25">parameter of </text:span><text:span text:style-name="T11">pam_cas</text:span><text:span text:style-name="T25">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text:span><text:span text:style-name="T18">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oft-page-break/><text:span text:style-name="T19">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872521951" text:continue-list="list2058261223" text:style-name="L10">
              <text:list-header>
                <text:p text:style-name="P86">• <text:span text:style-name="T8">c_uid</text:span> : will be used for authentication – it's a username or username@domain.tld</text:p>
                <text:p text:style-name="P86">• <text:span text:style-name="T8">c_name</text:span> : will be used to uniquely identify entries – which can be identical to c_uid </text:p>
                <text:p text:style-name="P86">• <text:span text:style-name="T8">c_password</text:span> : password of the user, plain text, crypt, md5 or sha encoded </text:p>
                <text:p text:style-name="P86">• <text:span text:style-name="T8">c_cn</text:span> : the user's common name</text:p>
                <text:p text:style-name="P86">• <text:span text:style-name="T8">mail</text:span> : the user's email address</text:p>
                <text:p text:style-name="P8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text:soft-page-break/>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4003754249400827322" text:style-name="L12">
              <text:list-header>
                <text:p text:style-name="P83"><text:span text:style-name="Code_20__28_inline_29_">• sendmail</text:span> – to use the sendmail binary</text:p>
                <text:p text:style-name="P83"><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ext:soft-page-break/>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80">• YES</text:p>
                <text:p text:style-name="P80">• NO</text:p>
                <text:p text:style-name="P80">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2">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ext:soft-page-break/>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72">•<text:span text:style-name="Code_20__28_inline_29_"> imaps:</text:span><text:span text:style-name="Code_20__28_inline_29_"><text:span text:style-name="T23">//localhost:993</text:span></text:span></text:p>
                <text:p text:style-name="P72"><text:span text:style-name="T17">•</text:span><text:span text:style-name="Code_20__28_inline_29_"> </text:span><text:span text:style-name="Code_20__28_inline_29_"><text:span text:style-name="T23">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799140907" text:continue-numbering="true" text:style-name="L10">
              <text:list-header>
                <text:p text:style-name="P72">•<text:span text:style-name="Code_20__28_inline_29_"> sie</text:span><text:span text:style-name="Code_20__28_inline_29_"><text:span text:style-name="T23">ve://localhost</text:span></text:span></text:p>
                <text:p text:style-name="P72"><text:span text:style-name="T17">•</text:span><text:span text:style-name="Code_20__28_inline_29_"> </text:span><text:span text:style-name="Code_20__28_inline_29_"><text:span text:style-name="T23">sieve://localhost:2000</text:span></text:span></text:p>
                <text:p text:style-name="P72"><text:span text:style-name="T17">•</text:span><text:span text:style-name="Code_20__28_inline_29_"> </text:span><text:span text:style-name="Code_20__28_inline_29_"><text:span text:style-name="T23">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39547777" text:continue-numbering="true" text:style-name="L10">
              <text:list-header>
                <text:p text:style-name="P80">• YES</text:p>
                <text:p text:style-name="P80">• NO</text:p>
                <text:p text:style-name="P84">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815881328" text:continue-list="list3713007225556658113" text:style-name="L12">
              <text:list-header>
                <text:p text:style-name="P83">Parameter used to specify which RFC the IMAP server implements with respect to ACLs. Possible values are :</text:p>
              </text:list-header>
            </text:list>
            <text:list xml:id="list968424345" text:continue-list="list139547777" text:style-name="L10">
              <text:list-header>
                <text:p text:style-name="P72">•<text:span text:style-name="Code_20__28_inline_29_"> </text:span><text:span text:style-name="Code_20__28_inline_29_"><text:span text:style-name="T23">rfc2086</text:span></text:span></text:p>
                <text:p text:style-name="P72"><text:span text:style-name="T17">•</text:span><text:span text:style-name="Code_20__28_inline_29_"> </text:span><text:span text:style-name="Code_20__28_inline_29_"><text:span text:style-name="T23">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2017941615" text:continue-list="list1025629256" text:style-name="L10">
              <text:list-header>
                <text:p text:style-name="P80">• YES</text:p>
                <text:p text:style-name="P80">• NO</text:p>
                <text:p text:style-name="P80">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824022047" text:continue-numbering="true" text:style-name="L10">
              <text:list-header>
                <text:p text:style-name="P80">• YES</text:p>
                <text:p text:style-name="P80">• NO</text:p>
                <text:p text:style-name="P80">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350535170" text:continue-numbering="true" text:style-name="L10">
              <text:list-header>
                <text:p text:style-name="P72">•<text:span text:style-name="Code_20__28_inline_29_"> Cal</text:span><text:span text:style-name="Code_20__28_inline_29_"><text:span text:style-name="T23">endar</text:span></text:span></text:p>
                <text:p text:style-name="P72"><text:span text:style-name="T23">•</text:span><text:span text:style-name="Code_20__28_inline_29_"><text:span text:style-name="T23"> Mail</text:span></text:span></text:p>
                <text:p text:style-name="P72"><text:span text:style-name="T23">•</text:span><text:span text:style-name="Code_20__28_inline_29_"><text:span text:style-name="T23">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text:soft-page-break/>(not currently editable in Web interface)</text:p>
          </table:table-cell>
          <table:table-cell table:style-name="Table11.B2" office:value-type="string">
            <text:p text:style-name="Table_20_Contents">Parameter used to specify the default order of <text:soft-page-break/>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238010635" text:continue-list="list1815881328" text:style-name="L12">
              <text:list-header>
                <text:p text:style-name="P83">•<text:span text:style-name="Code_20__28_inline_29_"> 1</text:span></text:p>
                <text:p text:style-name="P83">•<text:span text:style-name="Code_20__28_inline_29_"> 2</text:span></text:p>
                <text:p text:style-name="P83">•<text:span text:style-name="Code_20__28_inline_29_"> 5</text:span></text:p>
                <text:p text:style-name="P83">•<text:span text:style-name="Code_20__28_inline_29_"> 10</text:span></text:p>
                <text:p text:style-name="P83">•<text:span text:style-name="Code_20__28_inline_29_"> 20</text:span></text:p>
                <text:p text:style-name="P83">•<text:span text:style-name="Code_20__28_inline_29_"> 30</text:span></text:p>
                <text:p text:style-name="P83">•<text:span text:style-name="Code_20__28_inline_29_"> 60</text:span></text:p>
                <text:p text:style-name="P83">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971243897" text:continue-numbering="true" text:style-name="L12">
              <text:list-header>
                <text:p text:style-name="P83">•<text:span text:style-name="Code_20__28_inline_29_"> manually</text:span></text:p>
                <text:p text:style-name="P83">•<text:span text:style-name="Code_20__28_inline_29_"> every_minute</text:span></text:p>
                <text:p text:style-name="P83">•<text:span text:style-name="Code_20__28_inline_29_"> every_2_minutes</text:span></text:p>
                <text:p text:style-name="P83">•<text:span text:style-name="Code_20__28_inline_29_"> every_5_minutes</text:span></text:p>
                <text:p text:style-name="P83">•<text:span text:style-name="Code_20__28_inline_29_"> every_10_minutes</text:span></text:p>
                <text:p text:style-name="P83">•<text:span text:style-name="Code_20__28_inline_29_"> every_20_minutes</text:span></text:p>
                <text:p text:style-name="P83">•<text:span text:style-name="Code_20__28_inline_29_"> every_30_minutes</text:span></text:p>
                <text:p text:style-name="P83"><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2161511845" text:continue-numbering="true" text:style-name="L12">
              <text:list-header>
                <text:p text:style-name="P73">•<text:span text:style-name="Code_20__28_inline_29_"> s</text:span><text:span text:style-name="Code_20__28_inline_29_"><text:span text:style-name="T23">elected</text:span></text:span></text:p>
                <text:p text:style-name="P73"><text:span text:style-name="T23">•</text:span><text:span text:style-name="Code_20__28_inline_29_"><text:span text:style-name="T23"> personal</text:span></text:span></text:p>
                <text:p text:style-name="P73"><text:span text:style-name="T23">•</text:span><text:span text:style-name="Code_20__28_inline_29_"><text:span text:style-name="T23">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037258429" text:continue-numbering="true" text:style-name="L12">
              <text:list-header>
                <text:p text:style-name="P73">•<text:span text:style-name="Code_20__28_inline_29_"> Jan</text:span><text:span text:style-name="Code_20__28_inline_29_"><text:span text:style-name="T23">uary1</text:span></text:span></text:p>
                <text:p text:style-name="P73"><text:span text:style-name="T23">•</text:span><text:span text:style-name="Code_20__28_inline_29_"><text:span text:style-name="T23"> First4DayWeek</text:span></text:span></text:p>
                <text:p text:style-name="P73"><text:span text:style-name="T23">•</text:span><text:span text:style-name="Code_20__28_inline_29_"><text:span text:style-name="T23">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oft-page-break/>•<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418705670" text:continue-numbering="true" text:style-name="L12">
              <text:list-header>
                <text:p text:style-name="P73">•<text:span text:style-name="Code_20__28_inline_29_"> inl</text:span><text:span text:style-name="Code_20__28_inline_29_"><text:span text:style-name="T23">ine</text:span></text:span></text:p>
                <text:p text:style-name="P73"><text:span text:style-name="T23">•</text:span><text:span text:style-name="Code_20__28_inline_29_"><text:span text:style-name="T23">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163798862" text:continue-numbering="true" text:style-name="L12">
              <text:list-header>
                <text:p text:style-name="P73">•<text:span text:style-name="Code_20__28_inline_29_"> a</text:span><text:span text:style-name="Code_20__28_inline_29_"><text:span text:style-name="T23">bove</text:span></text:span></text:p>
                <text:p text:style-name="P73"><text:span text:style-name="T23">•</text:span><text:span text:style-name="Code_20__28_inline_29_"><text:span text:style-name="T23">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820447502" text:continue-numbering="true" text:style-name="L12">
              <text:list-header>
                <text:p text:style-name="P73">•<text:span text:style-name="Code_20__28_inline_29_"> abov</text:span><text:span text:style-name="Code_20__28_inline_29_"><text:span text:style-name="T23">e</text:span></text:span></text:p>
                <text:p text:style-name="P73"><text:span text:style-name="T23">•</text:span><text:span text:style-name="Code_20__28_inline_29_"><text:span text:style-name="T23">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757204540" text:continue-numbering="true" text:style-name="L12">
              <text:list-header>
                <text:p text:style-name="P73">•<text:span text:style-name="Code_20__28_inline_29_"> te</text:span><text:span text:style-name="Code_20__28_inline_29_"><text:span text:style-name="T23">xt</text:span></text:span></text:p>
                <text:p text:style-name="P73"><text:span text:style-name="T23">•</text:span><text:span text:style-name="Code_20__28_inline_29_"><text:span text:style-name="T23">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9"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9"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Code"/>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9"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8" text:outline-level="2"/>
      <text:h text:style-name="P89"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9" text:outline-level="1"/>
      <text:h text:style-name="P6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95</meta:editing-cycles>
    <meta:editing-duration>P11DT15H57M25S</meta:editing-duration>
    <dc:date>2013-06-25T09:04:25</dc:date>
    <meta:document-statistic meta:table-count="14" meta:image-count="4" meta:object-count="0" meta:page-count="58" meta:paragraph-count="1300" meta:word-count="11538" meta:character-count="77840"/>
    <meta:user-defined meta:name="Info 1"/>
    <meta:user-defined meta:name="Info 2"/>
    <meta:user-defined meta:name="Info 3"/>
    <meta:user-defined meta:name="Info 4"/>
  </office:meta>
</office:document-meta>
</file>